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ERRON OLIARTE LUCIANO EUGE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055655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515939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ERRON OLARTE LUCIANO EUGEN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055655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6/07/2021</text:p>
          </table:table-cell>
          <table:table-cell table:style-name="Tabla2.A3" office:value-type="string">
            <text:p text:style-name="P16">915024</text:p>
          </table:table-cell>
          <table:table-cell table:style-name="Tabla2.D3" office:value-type="string">
            <text:p text:style-name="P17">5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6T23:35:1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